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63BF812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hree2-title">
      <style:graphic-properties fo:min-height="3.256cm"/>
    </style:style>
    <style:style style:name="pr2" style:family="presentation" style:parent-style-name="vihree2-outline1">
      <style:graphic-properties fo:min-height="13.609cm"/>
    </style:style>
    <style:style style:name="pr3" style:family="presentation" style:parent-style-name="vihree2-notes">
      <style:graphic-properties draw:fill-color="#ffffff" draw:auto-grow-height="true" fo:min-height="13.365cm"/>
    </style:style>
    <style:style style:name="pr4" style:family="presentation" style:parent-style-name="vihree2-notes">
      <style:graphic-properties draw:fill-color="#ffffff" fo:min-height="13.114cm"/>
    </style:style>
    <style:style style:name="P1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hree2" presentation:presentation-page-layout-name="AL1T1">
        <draw:frame presentation:style-name="pr1" draw:layer="layout" svg:width="25.199cm" svg:height="3.256cm" svg:x="1.301cm" svg:y="0.619cm" presentation:class="title" presentation:user-transformed="true">
          <draw:text-box>
            <text:p>BPEL w Praktyce</text:p>
          </draw:text-box>
        </draw:frame>
        <draw:frame presentation:style-name="pr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Rafał Rusin TouK (http://people.apache.org/~rr)</text:p>
              </text:list-item>
              <text:list-item>
                <text:p>Maciej Próchniak TouK</text:p>
              </text:list-item>
              <text:list-item>
                <text:p>Przegląd narzędzi, które zastosowaliśmy w komercyjnych projektach:</text:p>
                <text:list>
                  <text:list-item>
                    <text:p>SMX, ODE, Camel, ActiveMQ, Oracle</text:p>
                  </text:list-item>
                  <text:list-item>
                    <text:p>Narzędzia użyte do testów: SoapUI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1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vihree2" presentation:presentation-page-layout-name="AL1T1">
        <draw:frame presentation:style-name="pr1" draw:layer="layout" svg:width="25.199cm" svg:height="3.256cm" svg:x="1.301cm" svg:y="0.619cm" presentation:class="title">
          <draw:text-box>
            <text:p>Język BPEL - Wprowadzenie</text:p>
          </draw:text-box>
        </draw:frame>
        <draw:frame presentation:style-name="pr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Specyfikacja WS BPEL<text:line-break/>ścisłe powiązanie z WSDL'em</text:p>
              </text:list-item>
              <text:list-item>
                <text:p>BPEL – przegląd podstawowych konstrukcji języka</text:p>
                <text:list>
                  <text:list-item>
                    <text:p>RECEIVE, REPLY, INVOKE, WAIT</text:p>
                  </text:list-item>
                  <text:list-item>
                    <text:p>Korelacje</text:p>
                  </text:list-item>
                  <text:list-item>
                    <text:p>Event Handler'y</text:p>
                  </text:list-item>
                  <text:list-item>
                    <text:p>Fault Handler'y, THROW</text:p>
                  </text:list-item>
                  <text:list-item>
                    <text:p>Kompensacj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vihree2" presentation:presentation-page-layout-name="AL1T1">
        <draw:frame presentation:style-name="pr1" draw:layer="layout" svg:width="25.199cm" svg:height="3.256cm" svg:x="1.301cm" svg:y="0.619cm" presentation:class="title" presentation:user-transformed="true">
          <draw:text-box>
            <text:p>ODE - Wprowadzenie</text:p>
          </draw:text-box>
        </draw:frame>
        <draw:frame presentation:style-name="pr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ODE = Orchestration Director Engine</text:p>
                <text:list>
                  <text:list-item>
                    <text:p>Rozszerzenia BPEL'a: <text:line-break/>Activity Recovery, ExtVars, SEP, XPath 2.0, XQuery 1.0, Pomocnicze funkcje XPath, Replayer i wersjonowanie (o tym za chwilę)</text:p>
                  </text:list-item>
                  <text:list-item>
                    <text:p>Monitorowanie i operacje administracyjne: <text:line-break/>Management API, Zapytania SQL</text:p>
                  </text:list-item>
                  <text:list-item>
                    <text:p>Dystrybucje: WAR, JB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vihree2" presentation:presentation-page-layout-name="AL1T1">
        <draw:frame presentation:style-name="pr1" draw:layer="layout" svg:width="25.199cm" svg:height="3.256cm" svg:x="1.301cm" svg:y="0.619cm" presentation:class="title">
          <draw:text-box>
            <text:p>Replayer i Wersjonowanie</text:p>
          </draw:text-box>
        </draw:frame>
        <draw:frame presentation:style-name="pr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Wersjonowanie</text:p>
                <text:list>
                  <text:list-item>
                    <text:p>Zasada działania, stany ACTIVE i RETIRED</text:p>
                  </text:list-item>
                  <text:list-item>
                    <text:p>Rozróżnienie procesów zaployowanych <text:line-break/>od zarejestrowanych w bazie</text:p>
                  </text:list-item>
                </text:list>
              </text:list-item>
              <text:list-item>
                <text:p>Replayer</text:p>
                <text:list>
                  <text:list-item>
                    <text:p>Do czego służy?</text:p>
                    <text:list>
                      <text:list-item>
                        <text:p>Inicjowanie stanów instancji procesów</text:p>
                      </text:list-item>
                      <text:list-item>
                        <text:p>Odtwarzanie błędów z produkcji lokalnie</text:p>
                      </text:list-item>
                      <text:list-item>
                        <text:p>Migrowanie stanu procesu do najnowszej wersji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vihree2" presentation:presentation-page-layout-name="AL1T1">
        <draw:frame presentation:style-name="pr1" draw:layer="layout" svg:width="25.199cm" svg:height="3.256cm" svg:x="1.301cm" svg:y="0.619cm" presentation:class="title">
          <draw:text-box>
            <text:p>SMX, Camel, AMQ - ...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vihree2" presentation:presentation-page-layout-name="AL1T1">
        <draw:frame presentation:style-name="pr1" draw:layer="layout" svg:width="25.199cm" svg:height="3.256cm" svg:x="1.301cm" svg:y="0.619cm" presentation:class="title">
          <draw:text-box>
            <text:p>Przykład ODE + SMX</text:p>
          </draw:text-box>
        </draw:frame>
        <draw:frame presentation:style-name="pr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Przykład połączenia procesu z zewnętrznymi serwisami – orchestration</text:p>
              </text:list-item>
              <text:list-item>
                <text:p>SMX1:</text:p>
                <text:list>
                  <text:list-item>
                    <text:p>Service Assembly</text:p>
                    <text:list>
                      <text:list-item>
                        <text:p>ODE SU, JMS SU</text:p>
                      </text:list-item>
                    </text:list>
                  </text:list-item>
                </text:list>
              </text:list-item>
              <text:list-item>
                <text:p>SMX2:</text:p>
                <text:list>
                  <text:list-item>
                    <text:p>OSGi Bundle</text:p>
                    <text:list>
                      <text:list-item>
                        <text:p>JMS, Camel, Fi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vihree2" presentation:presentation-page-layout-name="AL1T1">
        <draw:frame presentation:style-name="pr1" draw:layer="layout" svg:width="25.199cm" svg:height="3.256cm" svg:x="1.301cm" svg:y="0.619cm" presentation:class="title">
          <draw:text-box>
            <text:p>Podsumowanie</text:p>
          </draw:text-box>
        </draw:frame>
        <draw:frame presentation:style-name="pr2" draw:layer="layout" svg:width="25.199cm" svg:height="16.137cm" svg:x="1.4cm" svg:y="4.914cm" presentation:class="outline" presentation:user-transformed="true">
          <draw:text-box>
            <text:list text:style-name="L2">
              <text:list-item>
                <text:p>BPEL i BPMN - porównanie</text:p>
              </text:list-item>
              <text:list-item>
                <text:p>Konkurencja dla BPEL'a</text:p>
                <text:list>
                  <text:list-item>
                    <text:p>Bezpośrednia – brak?</text:p>
                  </text:list-item>
                  <text:list-item>
                    <text:p>Architektura oparta na Javie i zapisywaniu <text:line-break/>stanu w bazie – polemika</text:p>
                  </text:list-item>
                </text:list>
              </text:list-item>
              <text:list-item>
                <text:p>Konkurencja dla ODE</text:p>
                <text:list>
                  <text:list-item>
                    <text:p>Sun BPEL</text:p>
                  </text:list-item>
                  <text:list-item>
                    <text:p>ActiveVOS – komercyjny BPEL</text:p>
                  </text:list-item>
                  <text:list-item>
                    <text:p>BPMN</text:p>
                  </text:list-item>
                </text:list>
              </text:list-item>
              <text:list-item>
                <text:p>Przyszłość ODE (ODE-2.X, ODE-1.X + SMX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text:enable-numbering="false"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text:enable-numbering="false"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vihree2-outline1" style:family="presentation">
      <style:graphic-properties text:enable-numbering="true"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text:enable-numbering="false"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text:enable-numbering="false"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vihree_25_20tähti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vihree2-title">
      <style:graphic-properties draw:fill-color="#ffffff" draw:auto-grow-height="false" fo:min-height="3.507cm"/>
    </style:style>
    <style:style style:name="Mpr2" style:family="presentation" style:parent-style-name="vihree2-outline1">
      <style:graphic-properties draw:fill-color="#ffffff" draw:auto-grow-height="false" fo:min-height="13.86cm"/>
    </style:style>
    <style:style style:name="Mpr3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4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5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6.616cm" svg:height="4.962cm" svg:x="1.975cm" svg:y="2.049cm" draw:page-number="1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vihree2" style:page-layout-name="PM1" draw:style-name="Mdp1">
      <draw:frame presentation:style-name="Mpr1" draw:text-style-name="MP3" draw:layer="backgroundobjects" svg:width="25.199cm" svg:height="3.506cm" svg:x="1.301cm" svg:y="0.494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cm" svg:x="1.477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1cm" svg:x="9.625cm" svg:y="20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1.5cm" svg:height="1.448cm" svg:x="25.5cm" svg:y="19.5cm" presentation:class="page-number">
        <draw:text-box>
          <text:p text:style-name="MP14"><text:span text:style-name="MT3"><text:page-number>&lt;numer&gt;</text:page-number></text:span></text:p>
        </draw:text-box>
      </draw:frame>
      <presentation:notes style:page-layout-name="PM2">
        <draw:page-thumbnail presentation:style-name="vihree2-title" draw:layer="backgroundobjects" svg:width="14.848cm" svg:height="11.135cm" svg:x="3.07cm" svg:y="2.257cm" presentation:class="page"/>
        <draw:frame presentation:style-name="vihree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15$Build-9379</meta:generator>
    <meta:creation-date>2009-11-07T08:10:19</meta:creation-date>
    <dc:language>fi-FI</dc:language>
    <meta:editing-cycles>64</meta:editing-cycles>
    <meta:editing-duration>PT00H48M50S</meta:editing-duration>
    <dc:date>2009-11-07T08:59:05</dc:date>
    <meta:document-statistic meta:object-count="52"/>
    <meta:user-defined meta:name="Info 1"/>
    <meta:user-defined meta:name="Info 2"/>
    <meta:user-defined meta:name="Info 3"/>
    <meta:user-defined meta:name="Info 4"/>
    <meta:template xlink:type="simple" xlink:actuate="onRequest" xlink:title="" xlink:href="file:///usr/lib/openoffice/basis3.0/share/template/pl/presnt/Green.otp"/>
  </office:meta>
</office:document-meta>
</file>